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B0000019016A0717D00538C12.png" manifest:media-type="image/png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883cm"/>
      <style:paragraph-properties style:writing-mode="lr-tb"/>
    </style:style>
    <style:style style:name="pr2" style:family="presentation" style:parent-style-name="Default-title">
      <style:graphic-properties draw:fill-color="#000000" fo:min-height="3.78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00" style:font-weight-complex="600"/>
    </style:style>
    <style:style style:name="P5" style:family="paragraph">
      <loext:graphic-properties draw:fill-color="#000000"/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600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fo:font-size="48pt" fo:font-weight="bold" style:font-size-asian="48pt" style:font-weight-asian="bold" style:font-size-complex="4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23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4.064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5.146cm" svg:height="2.883cm" svg:x="0.762cm" svg:y="0.673cm" presentation:class="title" presentation:user-transformed="true">
          <draw:text-box>
            <text:p text:style-name="P2"><text:span text:style-name="T1">MECATRÓNICA</text:span></text:p>
          </draw:text-box>
        </draw:frame>
        <draw:frame presentation:style-name="pr2" draw:text-style-name="P5" draw:layer="layout" svg:width="22.86cm" svg:height="3.785cm" svg:x="2.54cm" svg:y="4.572cm" presentation:class="title" presentation:user-transformed="true">
          <draw:text-box>
            <text:p text:style-name="P4"><text:span text:style-name="T2">PRÁCTICA:</text:span><text:span text:style-name="T2"><text:line-break/></text:span><text:span text:style-name="T2">Github y </text:span><text:span text:style-name="T2">VSCode</text:span></text:p>
          </draw:text-box>
        </draw:frame>
        <draw:frame draw:style-name="gr2" draw:text-style-name="P2" draw:layer="layout" svg:width="14.101cm" svg:height="4.368cm" svg:x="6.35cm" svg:y="9.856cm">
          <draw:image xlink:href="Pictures/100002010000050B0000019016A0717D00538C1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9-20T14:43:30.629266260</dc:date>
    <meta:editing-duration>P7DT21H23M19S</meta:editing-duration>
    <meta:editing-cycles>501</meta:editing-cycles>
    <meta:generator>LibreOffice/6.4.7.2$Linux_X86_64 LibreOffice_project/40$Build-2</meta:generator>
    <meta:print-date>2017-10-04T10:42:29.653181544</meta:print-date>
    <meta:document-statistic meta:object-count="28"/>
  </office:meta>
</office:document-meta>
</file>